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Furjoy&lt;/title&gt;</text:p>
      <text:p text:style-name="Standard"><text:s text:c="4"/>&lt;style&gt;</text:p>
      <text:p text:style-name="Standard"><text:s text:c="8"/>body {</text:p>
      <text:p text:style-name="Standard"><text:s text:c="12"/>font-family: Arial, sans-serif;</text:p>
      <text:p text:style-name="Standard"><text:s text:c="12"/>margin: 0;</text:p>
      <text:p text:style-name="Standard"><text:s text:c="12"/>padding: 0;</text:p>
      <text:p text:style-name="Standard"><text:s text:c="12"/>background-color: #F1F3C2; /* Accent color */</text:p>
      <text:p text:style-name="Standard"><text:s text:c="12"/>color: #000;</text:p>
      <text:p text:style-name="Standard"><text:s text:c="12"/>display: flex;</text:p>
      <text:p text:style-name="Standard"><text:s text:c="12"/>flex-direction: column;</text:p>
      <text:p text:style-name="Standard"><text:s text:c="12"/>min-height: 100vh;</text:p>
      <text:p text:style-name="Standard"><text:s text:c="8"/>}</text:p>
      <text:p text:style-name="Standard"><text:s text:c="8"/>header {</text:p>
      <text:p text:style-name="Standard"><text:s text:c="12"/>background-color: #A1D6B2; /* Primary color */</text:p>
      <text:p text:style-name="Standard"><text:s text:c="12"/>color: #000;</text:p>
      <text:p text:style-name="Standard"><text:s text:c="12"/>padding: 10px 0;</text:p>
      <text:p text:style-name="Standard"><text:s text:c="12"/>text-align: center;</text:p>
      <text:p text:style-name="Standard"><text:s text:c="12"/>position: relative;</text:p>
      <text:p text:style-name="Standard"><text:s text:c="8"/>}</text:p>
      <text:p text:style-name="Standard"><text:s text:c="8"/>.logo {</text:p>
      <text:p text:style-name="Standard"><text:s text:c="12"/>display: inline-block;</text:p>
      <text:p text:style-name="Standard"><text:s text:c="12"/>width: 150px; <text:s/>/* Increased size */</text:p>
      <text:p text:style-name="Standard"><text:s text:c="12"/>height: 150px; /* Increased size */</text:p>
      <text:p text:style-name="Standard"><text:s text:c="12"/>border-radius: 50%; /* Makes the logo circular */</text:p>
      <text:p text:style-name="Standard"><text:s text:c="12"/>overflow: hidden; /* Ensures the image fits the circle */</text:p>
      <text:p text:style-name="Standard"><text:s text:c="12"/>margin-bottom: 10px; /* Adjust spacing between logo and text */</text:p>
      <text:p text:style-name="Standard"><text:s text:c="8"/>}</text:p>
      <text:p text:style-name="Standard"><text:s text:c="8"/>.logo img {</text:p>
      <text:p text:style-name="Standard"><text:s text:c="12"/>width: 100%;</text:p>
      <text:p text:style-name="Standard"><text:s text:c="12"/>height: 100%; /* Ensures the image covers the circular area */</text:p>
      <text:p text:style-name="Standard"><text:s text:c="12"/>object-fit: cover; /* Maintains aspect ratio and covers the area */</text:p>
      <text:p text:style-name="Standard"><text:s text:c="8"/>}</text:p>
      <text:p text:style-name="Standard"><text:s text:c="8"/>.hero {</text:p>
      <text:p text:style-name="Standard"><text:s text:c="12"/>background: #A1D6B2; /* Primary color */</text:p>
      <text:p text:style-name="Standard"><text:s text:c="12"/>color: #000;</text:p>
      <text:p text:style-name="Standard"><text:s text:c="12"/>padding: 20px 0; /* Shorter banner */</text:p>
      <text:p text:style-name="Standard"><text:s text:c="12"/>text-align: center;</text:p>
      <text:p text:style-name="Standard"><text:s text:c="12"/>margin-top: -30px; /* Moves hero section closer to the header */</text:p>
      <text:p text:style-name="Standard"><text:s text:c="8"/>}</text:p>
      <text:p text:style-name="Standard"><text:s text:c="8"/>.hero h1 {</text:p>
      <text:p text:style-name="Standard"><text:s text:c="12"/>margin: 10px 0 0 0; /* Adjusts margin to move the text closer to the logo */</text:p>
      <text:p text:style-name="Standard"><text:s text:c="12"/>font-size: 2em; /* Adjust font size as needed */</text:p>
      <text:p text:style-name="Standard"><text:s text:c="8"/>}</text:p>
      <text:p text:style-name="Standard"><text:s text:c="8"/>.hero p {</text:p>
      <text:p text:style-name="Standard"><text:soft-page-break/><text:s text:c="12"/>margin: 5px 0; /* Adjust margin for subtitle text */</text:p>
      <text:p text:style-name="Standard"><text:s text:c="12"/>font-size: 1.2em; /* Adjust font size as needed */</text:p>
      <text:p text:style-name="Standard"><text:s text:c="8"/>}</text:p>
      <text:p text:style-name="Standard"><text:s text:c="8"/>.container {</text:p>
      <text:p text:style-name="Standard"><text:s text:c="12"/>width: 80%;</text:p>
      <text:p text:style-name="Standard"><text:s text:c="12"/>margin: 20px auto;</text:p>
      <text:p text:style-name="Standard"><text:s text:c="12"/>flex: 1;</text:p>
      <text:p text:style-name="Standard"><text:s text:c="12"/>display: flex;</text:p>
      <text:p text:style-name="Standard"><text:s text:c="12"/>flex-wrap: wrap; /* Allows product cards to wrap onto new lines */</text:p>
      <text:p text:style-name="Standard"><text:s text:c="12"/>justify-content: space-around; /* Distributes product cards evenly */</text:p>
      <text:p text:style-name="Standard"><text:s text:c="8"/>}</text:p>
      <text:p text:style-name="Standard"><text:s text:c="8"/>.product-card {</text:p>
      <text:p text:style-name="Standard"><text:s text:c="12"/>background: #CEDF9F; /* Secondary color */</text:p>
      <text:p text:style-name="Standard"><text:s text:c="12"/>padding: 20px;</text:p>
      <text:p text:style-name="Standard"><text:s text:c="12"/>border: 1px solid #ddd;</text:p>
      <text:p text:style-name="Standard"><text:s text:c="12"/>color: #000;</text:p>
      <text:p text:style-name="Standard"><text:s text:c="12"/>width: 250px; /* Adjust width as needed */</text:p>
      <text:p text:style-name="Standard"><text:s text:c="12"/>margin: 20px;</text:p>
      <text:p text:style-name="Standard"><text:s text:c="12"/>border-radius: 10px;</text:p>
      <text:p text:style-name="Standard"><text:s text:c="12"/>text-align: center;</text:p>
      <text:p text:style-name="Standard"><text:s text:c="8"/>}</text:p>
      <text:p text:style-name="Standard"><text:s text:c="8"/>.product-card img {</text:p>
      <text:p text:style-name="Standard"><text:s text:c="12"/>width: 100%;</text:p>
      <text:p text:style-name="Standard"><text:s text:c="12"/>height: auto;</text:p>
      <text:p text:style-name="Standard"><text:s text:c="12"/>border-radius: 10px;</text:p>
      <text:p text:style-name="Standard"><text:s text:c="8"/>}</text:p>
      <text:p text:style-name="Standard"><text:s text:c="8"/>footer {</text:p>
      <text:p text:style-name="Standard"><text:s text:c="12"/>background: #E8B86D; /* Highlight color */</text:p>
      <text:p text:style-name="Standard"><text:s text:c="12"/>color: #000;</text:p>
      <text:p text:style-name="Standard"><text:s text:c="12"/>text-align: center;</text:p>
      <text:p text:style-name="Standard"><text:s text:c="12"/>padding: 10px 0;</text:p>
      <text:p text:style-name="Standard"><text:s text:c="12"/>margin-top: auto;</text:p>
      <text:p text:style-name="Standard"><text:s text:c="8"/>}</text:p>
      <text:p text:style-name="Standard"><text:s text:c="8"/>#contact {</text:p>
      <text:p text:style-name="Standard"><text:s text:c="12"/>background: #A1D6B2;</text:p>
      <text:p text:style-name="Standard"><text:s text:c="12"/>padding: 10px;</text:p>
      <text:p text:style-name="Standard"><text:s text:c="12"/>margin: 20px 0;</text:p>
      <text:p text:style-name="Standard"><text:s text:c="12"/>text-align: left;</text:p>
      <text:p text:style-name="Standard"><text:s text:c="12"/>border-radius: 10px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><text:s text:c="4"/>&lt;header&gt;</text:p>
      <text:p text:style-name="Standard"><text:s text:c="8"/>&lt;div class="logo"&gt;</text:p>
      <text:p text:style-name="Standard"><text:s text:c="12"/>&lt;img src="logo.png" alt="Furjoy Logo"&gt;</text:p>
      <text:p text:style-name="Standard"><text:s text:c="8"/>&lt;/div&gt;</text:p>
      <text:p text:style-name="Standard"><text:s text:c="4"/>&lt;/header&gt;</text:p>
      <text:p text:style-name="Standard"/>
      <text:p text:style-name="Standard"><text:soft-page-break/><text:s text:c="4"/>&lt;div class="hero" id="home"&gt;</text:p>
      <text:p text:style-name="Standard"><text:s text:c="8"/>&lt;h1&gt;Welcome to Furjoy&lt;/h1&gt;</text:p>
      <text:p text:style-name="Standard"><text:s text:c="8"/>&lt;p&gt;Your one-stop shop for all things pet care!&lt;/p&gt;</text:p>
      <text:p text:style-name="Standard"><text:s text:c="4"/>&lt;/div&gt;</text:p>
      <text:p text:style-name="Standard"/>
      <text:p text:style-name="Standard"><text:s text:c="4"/>&lt;div class="container"&gt;</text:p>
      <text:p text:style-name="Standard"><text:s text:c="8"/>&lt;section id="products"&gt;</text:p>
      <text:p text:style-name="Standard"><text:s text:c="12"/>&lt;h2&gt;Our Products&lt;/h2&gt;</text:p>
      <text:p text:style-name="Standard"><text:s text:c="12"/>&lt;div class="product-card"&gt;</text:p>
      <text:p text:style-name="Standard"><text:s text:c="16"/>&lt;a href="product-page.html"&gt;</text:p>
      <text:p text:style-name="Standard"><text:s text:c="20"/>&lt;img src="Dry shampoo.png" alt="Dry Shampoo"&gt;</text:p>
      <text:p text:style-name="Standard"><text:s text:c="16"/>&lt;/a&gt;</text:p>
      <text:p text:style-name="Standard"><text:s text:c="16"/>&lt;h3&gt;Dry Shampoo&lt;/h3&gt;</text:p>
      <text:p text:style-name="Standard"><text:s text:c="16"/>&lt;p&gt;Perfect for keeping your dog clean and fresh without the need for water.&lt;/p&gt;</text:p>
      <text:p text:style-name="Standard"><text:s text:c="16"/>&lt;p class="price"&gt;Price: &amp;#8377;300&lt;/p&gt;</text:p>
      <text:p text:style-name="Standard"><text:s text:c="12"/>&lt;/div&gt;</text:p>
      <text:p text:style-name="Standard"><text:s text:c="12"/>&lt;!-- Add more product cards as needed --&gt;</text:p>
      <text:p text:style-name="Standard"><text:s text:c="8"/>&lt;/section&gt;</text:p>
      <text:p text:style-name="Standard"/>
      <text:p text:style-name="Standard"><text:s text:c="8"/>&lt;section id="about"&gt;</text:p>
      <text:p text:style-name="Standard"><text:s text:c="12"/>&lt;h2&gt;About Us&lt;/h2&gt;</text:p>
      <text:p text:style-name="Standard"><text:s text:c="12"/>&lt;p&gt;We are dedicated to providing high-quality pet care products to keep your pets happy and healthy. Our mission is to offer innovative solutions that make pet care easier for pet owners.&lt;/p&gt;</text:p>
      <text:p text:style-name="Standard"><text:s text:c="8"/>&lt;/section&gt;</text:p>
      <text:p text:style-name="Standard"/>
      <text:p text:style-name="Standard"><text:s text:c="8"/>&lt;section id="contact"&gt;</text:p>
      <text:p text:style-name="Standard"><text:s text:c="12"/>&lt;h2&gt;Contact Us&lt;/h2&gt;</text:p>
      <text:p text:style-name="Standard"><text:s text:c="12"/>&lt;p&gt;Email: yrhassang@gmail.com&lt;/p&gt;</text:p>
      <text:p text:style-name="Standard"><text:s text:c="12"/>&lt;p&gt;Phone: 8794932081&lt;/p&gt;</text:p>
      <text:p text:style-name="Standard"><text:s text:c="12"/>&lt;p&gt;Address: Sallang, Hapoli, Arunachal Pradesh, 791120, India&lt;/p&gt;</text:p>
      <text:p text:style-name="Standard"><text:s text:c="8"/>&lt;/section&gt;</text:p>
      <text:p text:style-name="Standard"><text:s text:c="4"/>&lt;/div&gt;</text:p>
      <text:p text:style-name="Standard"/>
      <text:p text:style-name="Standard"><text:s text:c="4"/>&lt;footer&gt;</text:p>
      <text:p text:style-name="Standard"><text:s text:c="8"/>&lt;p&gt;&amp;copy; 2024 Furjoy. All rights reserved.&lt;/p&gt;</text:p>
      <text:p text:style-name="Standard"><text:s text:c="4"/>&lt;/footer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9:45:29.398000000</meta:creation-date>
    <dc:date>2024-08-29T19:46:12.887000000</dc:date>
    <meta:editing-duration>PT46S</meta:editing-duration>
    <meta:editing-cycles>1</meta:editing-cycles>
    <meta:document-statistic meta:table-count="0" meta:image-count="0" meta:object-count="0" meta:page-count="3" meta:paragraph-count="130" meta:word-count="452" meta:character-count="4304" meta:non-whitespace-character-count="2722"/>
    <meta:generator>LibreOffice/7.6.2.1$Windows_X86_64 LibreOffice_project/56f7684011345957bbf33a7ee678afaf4d2ba333</meta:generator>
  </office:meta>
</office:document-meta>
</file>